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ading data ... ...</text:p>
      <text:p text:style-name="Standard">(101766, 1943)</text:p>
      <text:p text:style-name="Standard">Splitting train/validation/test set ... ...</text:p>
      <text:p text:style-name="Standard">Dataset split shapes: <text:s/>(81, 1942) (81,) (21, 1942) (21,)</text:p>
      <text:p text:style-name="Standard">svm training ... ...</text:p>
      <text:p text:style-name="Standard">plotting statistics ... ...</text:p>
      <text:p text:style-name="Standard">plotting classification report ... ...</text:p>
      <text:p text:style-name="Standard"><text:s text:c="14"/>precision <text:s text:c="3"/>recall <text:s/>f1-score <text:s text:c="2"/>support</text:p>
      <text:p text:style-name="Standard"/>
      <text:p text:style-name="Standard"><text:s text:c="11"/>0 <text:s text:c="6"/>0.65 <text:s text:c="5"/>1.00 <text:s text:c="5"/>0.79 <text:s text:c="7"/>49</text:p>
      <text:p text:style-name="Standard"><text:s text:c="11"/>1 <text:s text:c="6"/>1.00 <text:s text:c="5"/>0.12 <text:s text:c="5"/>0.21 <text:s text:c="7"/>25</text:p>
      <text:p text:style-name="Standard"><text:s text:c="11"/>2 <text:s text:c="6"/>1.00 <text:s text:c="5"/>0.43 <text:s text:c="5"/>0.60 <text:s text:c="8"/>7</text:p>
      <text:p text:style-name="Standard"/>
      <text:p text:style-name="Standard"><text:s text:c="4"/>accuracy <text:s text:c="26"/>0.68 <text:s text:c="7"/>81</text:p>
      <text:p text:style-name="Standard"><text:s text:c="3"/>macro avg <text:s text:c="6"/>0.88 <text:s text:c="5"/>0.52 <text:s text:c="5"/>0.53 <text:s text:c="7"/>81</text:p>
      <text:p text:style-name="Standard">weighted avg <text:s text:c="6"/>0.79 <text:s text:c="5"/>0.68 <text:s text:c="5"/>0.60 <text:s text:c="7"/>81</text:p>
      <text:p text:style-name="Standard"/>
      <text:p text:style-name="Standard">plotting confusion matrix ... ...</text:p>
      <text:p text:style-name="Standard">Plotting the micro-averaged Precision-Recall curve ... ...</text:p>
      <text:p text:style-name="Standard">Average precision score, micro-averaged over all classes: 0.57</text:p>
      <text:p text:style-name="Standard">printing means accuracy of the classifier ... ...</text:p>
      <text:p text:style-name="Standard">mean accuracy: <text:s/>0.6790123456790124</text:p>
      <text:p text:style-name="Standard">svm testing ... ...</text:p>
      <text:p text:style-name="Standard">plotting statistics ... ...</text:p>
      <text:p text:style-name="Standard">plotting classification report ... ...</text:p>
      <text:p text:style-name="Standard">/media/akabir/New Volume/python3_virtual_env/lib/python3.6/site-packages/sklearn/metrics/classification.py:1437: UndefinedMetricWarning:</text:p>
      <text:p text:style-name="Standard"/>
      <text:p text:style-name="Standard">Precision and F-score are ill-defined and being set to 0.0 in labels with no predicted samples.</text:p>
      <text:p text:style-name="Standard"/>
      <text:p text:style-name="Standard"><text:s text:c="14"/>precision <text:s text:c="3"/>recall <text:s/>f1-score <text:s text:c="2"/>support</text:p>
      <text:p text:style-name="Standard"/>
      <text:p text:style-name="Standard"><text:s text:c="11"/>0 <text:s text:c="6"/>0.43 <text:s text:c="5"/>1.00 <text:s text:c="5"/>0.60 <text:s text:c="8"/>9</text:p>
      <text:p text:style-name="Standard"><text:s text:c="11"/>1 <text:s text:c="6"/>0.00 <text:s text:c="5"/>0.00 <text:s text:c="5"/>0.00 <text:s text:c="8"/>9</text:p>
      <text:p text:style-name="Standard"><text:s text:c="11"/>2 <text:s text:c="6"/>0.00 <text:s text:c="5"/>0.00 <text:s text:c="5"/>0.00 <text:s text:c="8"/>3</text:p>
      <text:p text:style-name="Standard"/>
      <text:p text:style-name="Standard"><text:s text:c="4"/>accuracy <text:s text:c="26"/>0.43 <text:s text:c="7"/>21</text:p>
      <text:p text:style-name="Standard"><text:s text:c="3"/>macro avg <text:s text:c="6"/>0.14 <text:s text:c="5"/>0.33 <text:s text:c="5"/>0.20 <text:s text:c="7"/>21</text:p>
      <text:p text:style-name="Standard">weighted avg <text:s text:c="6"/>0.18 <text:s text:c="5"/>0.43 <text:s text:c="5"/>0.26 <text:s text:c="7"/>21</text:p>
      <text:p text:style-name="Standard"/>
      <text:p text:style-name="Standard">plotting confusion matrix ... ...</text:p>
      <text:p text:style-name="Standard">Plotting the micro-averaged Precision-Recall curve ... ...</text:p>
      <text:p text:style-name="Standard">Average precision score, micro-averaged over all classes: 0.37</text:p>
      <text:p text:style-name="Standard">printing means accuracy of the classifier ... ...</text:p>
      <text:p text:style-name="Standard">mean accuracy: <text:s/>0.42857142857142855</text:p>
      <text:p text:style-name="Standard">Dataset split shapes: <text:s/>(102, 1942) (102, 1)</text:p>
      <text:p text:style-name="Standard">running k-fold cross validation using svm ... ...</text:p>
      <text:p text:style-name="Standard">[0.33333333 0.33333333 0.33333333 0.33333333 0.33333333]</text:p>
      <text:p text:style-name="Standard">Splitting train/validation/test set ... ...</text:p>
      <text:p text:style-name="Standard"><text:soft-page-break/>Dataset split shapes: <text:s/>(814, 1942) (814,) (204, 1942) (204,)</text:p>
      <text:p text:style-name="Standard">svm training ... ...</text:p>
      <text:p text:style-name="Standard">plotting statistics ... ...</text:p>
      <text:p text:style-name="Standard">plotting classification report ... ...</text:p>
      <text:p text:style-name="Standard"><text:s text:c="14"/>precision <text:s text:c="3"/>recall <text:s/>f1-score <text:s text:c="2"/>support</text:p>
      <text:p text:style-name="Standard"/>
      <text:p text:style-name="Standard"><text:s text:c="11"/>0 <text:s text:c="6"/>0.55 <text:s text:c="5"/>1.00 <text:s text:c="5"/>0.71 <text:s text:c="6"/>425</text:p>
      <text:p text:style-name="Standard"><text:s text:c="11"/>1 <text:s text:c="6"/>1.00 <text:s text:c="5"/>0.10 <text:s text:c="5"/>0.19 <text:s text:c="6"/>296</text:p>
      <text:p text:style-name="Standard"><text:s text:c="11"/>2 <text:s text:c="6"/>1.00 <text:s text:c="5"/>0.18 <text:s text:c="5"/>0.31 <text:s text:c="7"/>93</text:p>
      <text:p text:style-name="Standard"/>
      <text:p text:style-name="Standard"><text:s text:c="4"/>accuracy <text:s text:c="26"/>0.58 <text:s text:c="6"/>814</text:p>
      <text:p text:style-name="Standard"><text:s text:c="3"/>macro avg <text:s text:c="6"/>0.85 <text:s text:c="5"/>0.43 <text:s text:c="5"/>0.40 <text:s text:c="6"/>814</text:p>
      <text:p text:style-name="Standard">weighted avg <text:s text:c="6"/>0.77 <text:s text:c="5"/>0.58 <text:s text:c="5"/>0.48 <text:s text:c="6"/>814</text:p>
      <text:p text:style-name="Standard"/>
      <text:p text:style-name="Standard">plotting confusion matrix ... ...</text:p>
      <text:p text:style-name="Standard">Plotting the micro-averaged Precision-Recall curve ... ...</text:p>
      <text:p text:style-name="Standard">Average precision score, micro-averaged over all classes: 0.48</text:p>
      <text:p text:style-name="Standard">printing means accuracy of the classifier ... ...</text:p>
      <text:p text:style-name="Standard">mean accuracy: <text:s/>0.581081081081081</text:p>
      <text:p text:style-name="Standard">svm testing ... ...</text:p>
      <text:p text:style-name="Standard">plotting statistics ... ...</text:p>
      <text:p text:style-name="Standard">plotting classification report ... ...</text:p>
      <text:p text:style-name="Standard">/media/akabir/New Volume/python3_virtual_env/lib/python3.6/site-packages/sklearn/metrics/classification.py:1437: UndefinedMetricWarning:</text:p>
      <text:p text:style-name="Standard"/>
      <text:p text:style-name="Standard">Precision and F-score are ill-defined and being set to 0.0 in labels with no predicted samples.</text:p>
      <text:p text:style-name="Standard"/>
      <text:p text:style-name="Standard"><text:s text:c="14"/>precision <text:s text:c="3"/>recall <text:s/>f1-score <text:s text:c="2"/>support</text:p>
      <text:p text:style-name="Standard"/>
      <text:p text:style-name="Standard"><text:s text:c="11"/>0 <text:s text:c="6"/>0.54 <text:s text:c="5"/>1.00 <text:s text:c="5"/>0.70 <text:s text:c="6"/>110</text:p>
      <text:p text:style-name="Standard"><text:s text:c="11"/>1 <text:s text:c="6"/>0.00 <text:s text:c="5"/>0.00 <text:s text:c="5"/>0.00 <text:s text:c="7"/>78</text:p>
      <text:p text:style-name="Standard"><text:s text:c="11"/>2 <text:s text:c="6"/>0.00 <text:s text:c="5"/>0.00 <text:s text:c="5"/>0.00 <text:s text:c="7"/>16</text:p>
      <text:p text:style-name="Standard"/>
      <text:p text:style-name="Standard"><text:s text:c="4"/>accuracy <text:s text:c="26"/>0.54 <text:s text:c="6"/>204</text:p>
      <text:p text:style-name="Standard"><text:s text:c="3"/>macro avg <text:s text:c="6"/>0.18 <text:s text:c="5"/>0.33 <text:s text:c="5"/>0.23 <text:s text:c="6"/>204</text:p>
      <text:p text:style-name="Standard">weighted avg <text:s text:c="6"/>0.29 <text:s text:c="5"/>0.54 <text:s text:c="5"/>0.38 <text:s text:c="6"/>204</text:p>
      <text:p text:style-name="Standard"/>
      <text:p text:style-name="Standard">plotting confusion matrix ... ...</text:p>
      <text:p text:style-name="Standard">Plotting the micro-averaged Precision-Recall curve ... ...</text:p>
      <text:p text:style-name="Standard">Average precision score, micro-averaged over all classes: 0.44</text:p>
      <text:p text:style-name="Standard">printing means accuracy of the classifier ... ...</text:p>
      <text:p text:style-name="Standard">mean accuracy: <text:s/>0.5392156862745098</text:p>
      <text:p text:style-name="Standard">Dataset split shapes: <text:s/>(1018, 1942) (1018, 1)</text:p>
      <text:p text:style-name="Standard">running k-fold cross validation using svm ... ...</text:p>
      <text:p text:style-name="Standard">[0.3271028 <text:s/>0.3271028 <text:s/>0.33021807 0.33333333 0.33333333]</text:p>
      <text:p text:style-name="Standard">Splitting train/validation/test set ... ...</text:p>
      <text:p text:style-name="Standard">Dataset split shapes: <text:s/>(8141, 1942) (8141,) (2036, 1942) (2036,)</text:p>
      <text:p text:style-name="Standard">svm training ... ...</text:p>
      <text:p text:style-name="Standard">plotting statistics ... ...</text:p>
      <text:p text:style-name="Standard"><text:soft-page-break/>plotting classification report ... ...</text:p>
      <text:p text:style-name="Standard"><text:s text:c="14"/>precision <text:s text:c="3"/>recall <text:s/>f1-score <text:s text:c="2"/>support</text:p>
      <text:p text:style-name="Standard"/>
      <text:p text:style-name="Standard"><text:s text:c="11"/>0 <text:s text:c="6"/>0.58 <text:s text:c="5"/>1.00 <text:s text:c="5"/>0.73 <text:s text:c="5"/>4383</text:p>
      <text:p text:style-name="Standard"><text:s text:c="11"/>1 <text:s text:c="6"/>0.97 <text:s text:c="5"/>0.16 <text:s text:c="5"/>0.27 <text:s text:c="5"/>2838</text:p>
      <text:p text:style-name="Standard"><text:s text:c="11"/>2 <text:s text:c="6"/>0.99 <text:s text:c="5"/>0.15 <text:s text:c="5"/>0.26 <text:s text:c="6"/>920</text:p>
      <text:p text:style-name="Standard"/>
      <text:p text:style-name="Standard"><text:s text:c="4"/>accuracy <text:s text:c="26"/>0.61 <text:s text:c="5"/>8141</text:p>
      <text:p text:style-name="Standard"><text:s text:c="3"/>macro avg <text:s text:c="6"/>0.85 <text:s text:c="5"/>0.43 <text:s text:c="5"/>0.42 <text:s text:c="5"/>8141</text:p>
      <text:p text:style-name="Standard">weighted avg <text:s text:c="6"/>0.76 <text:s text:c="5"/>0.61 <text:s text:c="5"/>0.52 <text:s text:c="5"/>8141</text:p>
      <text:p text:style-name="Standard"/>
      <text:p text:style-name="Standard">plotting confusion matrix ... ...</text:p>
      <text:p text:style-name="Standard">Plotting the micro-averaged Precision-Recall curve ... ...</text:p>
      <text:p text:style-name="Standard">Average precision score, micro-averaged over all classes: 0.50</text:p>
      <text:p text:style-name="Standard">printing means accuracy of the classifier ... ...</text:p>
      <text:p text:style-name="Standard">mean accuracy: <text:s/>0.6091389264218156</text:p>
      <text:p text:style-name="Standard">svm testing ... ...</text:p>
      <text:p text:style-name="Standard">plotting statistics ... ...</text:p>
      <text:p text:style-name="Standard">plotting classification report ... ...</text:p>
      <text:p text:style-name="Standard"><text:s text:c="14"/>precision <text:s text:c="3"/>recall <text:s/>f1-score <text:s text:c="2"/>support</text:p>
      <text:p text:style-name="Standard"/>
      <text:p text:style-name="Standard"><text:s text:c="11"/>0 <text:s text:c="6"/>0.53 <text:s text:c="5"/>0.96 <text:s text:c="5"/>0.69 <text:s text:c="5"/>1095</text:p>
      <text:p text:style-name="Standard"><text:s text:c="11"/>1 <text:s text:c="6"/>0.29 <text:s text:c="5"/>0.02 <text:s text:c="5"/>0.04 <text:s text:c="6"/>730</text:p>
      <text:p text:style-name="Standard"><text:s text:c="11"/>2 <text:s text:c="6"/>0.11 <text:s text:c="5"/>0.01 <text:s text:c="5"/>0.02 <text:s text:c="6"/>211</text:p>
      <text:p text:style-name="Standard"/>
      <text:p text:style-name="Standard"><text:s text:c="4"/>accuracy <text:s text:c="26"/>0.52 <text:s text:c="5"/>2036</text:p>
      <text:p text:style-name="Standard"><text:s text:c="3"/>macro avg <text:s text:c="6"/>0.31 <text:s text:c="5"/>0.33 <text:s text:c="5"/>0.25 <text:s text:c="5"/>2036</text:p>
      <text:p text:style-name="Standard">weighted avg <text:s text:c="6"/>0.40 <text:s text:c="5"/>0.52 <text:s text:c="5"/>0.38 <text:s text:c="5"/>2036</text:p>
      <text:p text:style-name="Standard"/>
      <text:p text:style-name="Standard">plotting confusion matrix ... ...</text:p>
      <text:p text:style-name="Standard">Plotting the micro-averaged Precision-Recall curve ... ...</text:p>
      <text:p text:style-name="Standard">Average precision score, micro-averaged over all classes: 0.43</text:p>
      <text:p text:style-name="Standard">printing means accuracy of the classifier ... ...</text:p>
      <text:p text:style-name="Standard">mean accuracy: <text:s/>0.5240667976424361</text:p>
      <text:p text:style-name="Standard">Dataset split shapes: <text:s/>(10177, 1942) (10177, 1)</text:p>
      <text:p text:style-name="Standard">running k-fold cross validation using svm ... ...</text:p>
      <text:p text:style-name="Standard">[0.3276476 <text:s/>0.33003494 0.33906752 0.33406213 0.33380475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17:14:01.534288444</meta:creation-date>
    <dc:date>2019-11-11T17:14:44.419817558</dc:date>
    <meta:editing-duration>PT46S</meta:editing-duration>
    <meta:editing-cycles>1</meta:editing-cycles>
    <meta:document-statistic meta:table-count="0" meta:image-count="0" meta:object-count="0" meta:page-count="3" meta:paragraph-count="111" meta:word-count="614" meta:character-count="5404" meta:non-whitespace-character-count="3664"/>
    <meta:generator>LibreOffice/6.0.7.3$Linux_X86_64 LibreOffice_project/00m0$Build-3</meta:generator>
  </office:meta>
</office:document-meta>
</file>